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62cm" fo:margin-left="0cm" table:align="left"/>
    </style:style>
    <style:style style:name="Table1.A" style:family="table-column">
      <style:table-column-properties style:column-width="3.903cm"/>
    </style:style>
    <style:style style:name="Table1.B" style:family="table-column">
      <style:table-column-properties style:column-width="14.716cm"/>
    </style:style>
    <style:style style:name="Table1.1" style:family="table-row">
      <style:table-row-properties style:min-row-height="1.025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style:min-row-height="1.191cm"/>
    </style:style>
    <style:style style:name="Table1.3" style:family="table-row">
      <style:table-row-properties style:min-row-height="0.993cm"/>
    </style:style>
    <style:style style:name="Table1.4" style:family="table-row">
      <style:table-row-properties style:min-row-height="0.893cm"/>
    </style:style>
    <style:style style:name="Table1.5" style:family="table-row">
      <style:table-row-properties style:min-row-height="0.695cm"/>
    </style:style>
    <style:style style:name="Table1.6" style:family="table-row">
      <style:table-row-properties style:min-row-height="1.007cm"/>
    </style:style>
    <style:style style:name="Table2" style:family="table">
      <style:table-properties style:width="18.588cm" fo:margin-left="0cm" table:align="left"/>
    </style:style>
    <style:style style:name="Table2.A" style:family="table-column">
      <style:table-column-properties style:column-width="3.903cm"/>
    </style:style>
    <style:style style:name="Table2.B" style:family="table-column">
      <style:table-column-properties style:column-width="14.684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padding="0.049cm" fo:border="none"/>
    </style:style>
    <style:style style:name="Table2.2" style:family="table-row">
      <style:table-row-properties style:min-row-height="1.101cm"/>
    </style:style>
    <style:style style:name="Table2.3" style:family="table-row">
      <style:table-row-properties style:min-row-height="1.342cm"/>
    </style:style>
    <style:style style:name="Table2.4" style:family="table-row">
      <style:table-row-properties style:min-row-height="1.36cm"/>
    </style:style>
    <style:style style:name="Table2.5" style:family="table-row">
      <style:table-row-properties style:min-row-height="0.901cm"/>
    </style:style>
    <style:style style:name="Table2.6" style:family="table-row">
      <style:table-row-properties style:min-row-height="0.993cm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<text:span text:style-name="Strong_20_Emphasis">Project Guidelines for Video Conferencing App</text:span></text:h>
      <text:h text:style-name="Heading_20_3" text:outline-level="3"><text:span text:style-name="Strong_20_Emphasis">1. Purpose of Coding Guidelines</text:span></text:h>
      <text:p text:style-name="Text_20_body">Coding guidelines help:</text:p>
      <text:list text:style-name="L1">
        <text:list-item>
          <text:p text:style-name="P1">Detect errors early, reducing long-term project costs.</text:p>
        </text:list-item>
        <text:list-item>
          <text:p text:style-name="P1">Maintain a consistent and readable codebase.</text:p>
        </text:list-item>
        <text:list-item>
          <text:p text:style-name="P1">Improve collaboration among developers.</text:p>
        </text:list-item>
        <text:list-item>
          <text:p text:style-name="P1">Ensure the application is <text:span text:style-name="Strong_20_Emphasis">secure</text:span>, <text:span text:style-name="Strong_20_Emphasis">reliable</text:span>, and <text:span text:style-name="Strong_20_Emphasis">performant</text:span>, as required by enterprise communication standards.</text:p>
        </text:list-item>
      </text:list>
      <text:p text:style-name="Horizontal_20_Line"/>
      <text:h text:style-name="Heading_20_3" text:outline-level="3"><text:span text:style-name="Strong_20_Emphasis">2. Coding Standards Specific to the Project</text:span></text:h>
      <text:h text:style-name="Heading_20_4" text:outline-level="4"><text:span text:style-name="Strong_20_Emphasis">2.1 Indentation &amp; Formatting</text:span></text:h>
      <text:list text:style-name="L2">
        <text:list-item>
          <text:p text:style-name="P2">Use <text:span text:style-name="Strong_20_Emphasis">Tabs</text:span> for indentation, not spaces.</text:p>
        </text:list-item>
        <text:list-item>
          <text:p text:style-name="P2">Use two blank lines between:</text:p>
          <text:list>
            <text:list-item>
              <text:p text:style-name="P2">Logical sections.</text:p>
            </text:list-item>
            <text:list-item>
              <text:p text:style-name="P2">Class/interface definitions.</text:p>
            </text:list-item>
          </text:list>
        </text:list-item>
        <text:list-item>
          <text:p text:style-name="P2">Use one blank line between:</text:p>
          <text:list>
            <text:list-item>
              <text:p text:style-name="P2">Methods and local variables.</text:p>
            </text:list-item>
            <text:list-item>
              <text:p text:style-name="P2">Logical code blocks in functions.</text:p>
            </text:list-item>
          </text:list>
        </text:list-item>
      </text:list>
      <text:h text:style-name="Heading_20_4" text:outline-level="4"><text:span text:style-name="Strong_20_Emphasis">2.2 Commenting and Documentation</text:span></text:h>
      <text:list text:style-name="L3">
        <text:list-item>
          <text:p text:style-name="P3">Use <text:span text:style-name="Strong_20_Emphasis">JSDoc</text:span> for all non-private functions, classes, and components in React and Node.js.</text:p>
        </text:list-item>
        <text:list-item>
          <text:p text:style-name="P3">Add <text:span text:style-name="Strong_20_Emphasis">single-line comments</text:span> for simple logic and <text:span text:style-name="Strong_20_Emphasis">multi-line comments</text:span> for complex operations, especially:</text:p>
          <text:list>
            <text:list-item>
              <text:p text:style-name="P3">WebRTC integration</text:p>
            </text:list-item>
            <text:list-item>
              <text:p text:style-name="P3">WebSocket data flows</text:p>
            </text:list-item>
            <text:list-item>
              <text:p text:style-name="P3">GenAI and PDF conversion logic</text:p>
            </text:list-item>
          </text:list>
        </text:list-item>
      </text:list>
      <text:h text:style-name="Heading_20_4" text:outline-level="4"><text:span text:style-name="Strong_20_Emphasis">2.3 Naming Conventions</text:span></text:h>
      <text:list text:style-name="L4">
        <text:list-item>
          <text:p text:style-name="P4">Variables &amp; functions: <text:span text:style-name="Source_20_Text">camelCase</text:span></text:p>
        </text:list-item>
        <text:list-item>
          <text:p text:style-name="P4">Components &amp; classes: <text:span text:style-name="Source_20_Text">PascalCase</text:span></text:p>
        </text:list-item>
        <text:list-item>
          <text:p text:style-name="P4">Constants: <text:span text:style-name="Source_20_Text">UPPER_CASE</text:span></text:p>
        </text:list-item>
        <text:list-item>
          <text:p text:style-name="P4"><text:soft-page-break/>Avoid abbreviations and use meaningful names (e.g., <text:span text:style-name="Source_20_Text">startMeeting</text:span>, <text:span text:style-name="Source_20_Text">handleStreamError</text:span>).</text:p>
        </text:list-item>
      </text:list>
      <text:p text:style-name="Horizontal_20_Line"/>
      <text:h text:style-name="Heading_20_3" text:outline-level="3"><text:span text:style-name="Strong_20_Emphasis">3. Project-Specific Practices</text:span></text:h>
      <text:h text:style-name="Heading_20_4" text:outline-level="4"><text:span text:style-name="Strong_20_Emphasis">3.1 WebRTC &amp; WebSocket Code</text:span></text:h>
      <text:list text:style-name="L5">
        <text:list-item>
          <text:p text:style-name="P5">Abstract WebRTC connections and signaling into reusable modules.</text:p>
        </text:list-item>
        <text:list-item>
          <text:p text:style-name="P5">Handle WebSocket disconnections and retries gracefully.</text:p>
        </text:list-item>
        <text:list-item>
          <text:p text:style-name="P5">Include inline comments explaining peer connection lifecycle and ICE candidates.</text:p>
        </text:list-item>
      </text:list>
      <text:h text:style-name="Heading_20_4" text:outline-level="4"><text:span text:style-name="Strong_20_Emphasis">3.2 Security</text:span></text:h>
      <text:list text:style-name="L6">
        <text:list-item>
          <text:p text:style-name="P6">Never hardcode secrets (e.g., API keys, Auth0 credentials). Use environment variables.</text:p>
        </text:list-item>
        <text:list-item>
          <text:p text:style-name="P6">Sanitize inputs in real-time chat, whiteboard, and document editing modules.</text:p>
        </text:list-item>
        <text:list-item>
          <text:p text:style-name="P6">Ensure <text:span text:style-name="Strong_20_Emphasis">JWT</text:span> and <text:span text:style-name="Strong_20_Emphasis">OAuth2</text:span> tokens are verified on each API call.</text:p>
        </text:list-item>
      </text:list>
      <text:h text:style-name="Heading_20_4" text:outline-level="4"><text:span text:style-name="Strong_20_Emphasis">3.3 Error Handling</text:span></text:h>
      <text:list text:style-name="L7">
        <text:list-item>
          <text:p text:style-name="P7">Use structured <text:span text:style-name="Source_20_Text">try-catch</text:span> blocks across:</text:p>
          <text:list>
            <text:list-item>
              <text:p text:style-name="P7">WebRTC call setup</text:p>
            </text:list-item>
            <text:list-item>
              <text:p text:style-name="P7">File upload and document co-editing</text:p>
            </text:list-item>
            <text:list-item>
              <text:p text:style-name="P7">AI-based mock interview generation</text:p>
            </text:list-item>
          </text:list>
        </text:list-item>
        <text:list-item>
          <text:p text:style-name="P7">Log errors meaningfully without exposing internal system details to the user.</text:p>
        </text:list-item>
      </text:list>
      <text:h text:style-name="Heading_20_4" text:outline-level="4"><text:span text:style-name="Strong_20_Emphasis">3.4 Code Reusability &amp; Modularity</text:span></text:h>
      <text:list text:style-name="L8">
        <text:list-item>
          <text:p text:style-name="P8">Componentize frequently used UI elements (buttons, modals, cards) using Tailwind CSS.</text:p>
        </text:list-item>
        <text:list-item>
          <text:p text:style-name="P8">Group real-time collaboration modules under a shared utilities or services directory.</text:p>
        </text:list-item>
        <text:list-item>
          <text:p text:style-name="P8">Apply DRY principles in functions handling messaging and data streams.</text:p>
        </text:list-item>
      </text:list>
      <text:p text:style-name="Horizontal_20_Line"/>
      <text:h text:style-name="Heading_20_3" text:outline-level="3"><text:span text:style-name="Strong_20_Emphasis">4. Best Practices for Collaboration</text:span></text:h>
      <text:list text:style-name="L9">
        <text:list-item>
          <text:p text:style-name="P9">Use Git with meaningful commit messages (e.g., <text:span text:style-name="Source_20_Text">fix: handle disconnect in WebSocket</text:span>, <text:span text:style-name="Source_20_Text">feat: add GenAI mock interview UI</text:span>).</text:p>
        </text:list-item>
        <text:list-item>
          <text:p text:style-name="P9">Conduct <text:span text:style-name="Strong_20_Emphasis">peer reviews</text:span> for each pull request.</text:p>
        </text:list-item>
        <text:list-item>
          <text:p text:style-name="P9">Maintain a shared documentation repository (Markdown or Notion) for onboarding new developers.</text:p>
        </text:list-item>
      </text:list>
      <text:p text:style-name="Horizontal_20_Line"/>
      <text:h text:style-name="Heading_20_3" text:outline-level="3"><text:soft-page-break/><text:span text:style-name="Strong_20_Emphasis">5. Adherence to Code Quality Pillars</text:span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Pillar</text:p>
            </table:table-cell>
            <table:table-cell table:style-name="Table1.A1" office:value-type="string">
              <text:p text:style-name="Table_20_Heading">Practices in This Projec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<text:span text:style-name="Strong_20_Emphasis">Readability</text:span></text:p>
          </table:table-cell>
          <table:table-cell table:style-name="Table1.A1" office:value-type="string">
            <text:p text:style-name="Table_20_Contents">Follow consistent naming, indentation, and commenting styles.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Strong_20_Emphasis">Maintainability</text:span></text:p>
          </table:table-cell>
          <table:table-cell table:style-name="Table1.A1" office:value-type="string">
            <text:p text:style-name="Table_20_Contents">Modular folder structure, well-documented APIs, reusable hooks/components.</text:p>
          </table:table-cell>
        </table:table-row>
        <table:table-row table:style-name="Table1.4">
          <table:table-cell table:style-name="Table1.A1" office:value-type="string">
            <text:p text:style-name="Table_20_Contents"><text:span text:style-name="Strong_20_Emphasis">Reusability</text:span></text:p>
          </table:table-cell>
          <table:table-cell table:style-name="Table1.A1" office:value-type="string">
            <text:p text:style-name="Table_20_Contents">Shared utils for WebRTC, WebSocket, and AI features.</text:p>
          </table:table-cell>
        </table:table-row>
        <table:table-row table:style-name="Table1.5">
          <table:table-cell table:style-name="Table1.A1" office:value-type="string">
            <text:p text:style-name="Table_20_Contents"><text:span text:style-name="Strong_20_Emphasis">Reliability</text:span></text:p>
          </table:table-cell>
          <table:table-cell table:style-name="Table1.A1" office:value-type="string">
            <text:p text:style-name="Table_20_Contents">Add retry logic in case of connection drop, consistent backend validation.</text:p>
          </table:table-cell>
        </table:table-row>
        <table:table-row table:style-name="Table1.6"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Optimize video/audio streaming using Stream API best practices, use lazy loading.</text:p>
          </table:table-cell>
        </table:table-row>
      </table:table>
      <text:p text:style-name="Horizontal_20_Line"/>
      <text:h text:style-name="Heading_20_3" text:outline-level="3"><text:span text:style-name="Strong_20_Emphasis">6. Non-Functional Requirements Compliance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ategory</text:p>
            </table:table-cell>
            <table:table-cell table:style-name="Table2.A1" office:value-type="string">
              <text:p text:style-name="Table_20_Heading">Project Implementation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Table_20_Contents"><text:span text:style-name="Strong_20_Emphasis">Performance</text:span></text:p>
          </table:table-cell>
          <table:table-cell table:style-name="Table2.A1" office:value-type="string">
            <text:p text:style-name="Table_20_Contents">Encrypted media streams; optimized React rendering</text:p>
          </table:table-cell>
        </table:table-row>
        <table:table-row table:style-name="Table2.3">
          <table:table-cell table:style-name="Table2.A1" office:value-type="string">
            <text:p text:style-name="Table_20_Contents"><text:span text:style-name="Strong_20_Emphasis">Security</text:span></text:p>
          </table:table-cell>
          <table:table-cell table:style-name="Table2.A1" office:value-type="string">
            <text:p text:style-name="Table_20_Contents">OAuth2, token validation, XSS/CSRF protection</text:p>
          </table:table-cell>
        </table:table-row>
        <table:table-row table:style-name="Table2.4">
          <table:table-cell table:style-name="Table2.A1" office:value-type="string">
            <text:p text:style-name="Table_20_Contents"><text:span text:style-name="Strong_20_Emphasis">Availability</text:span></text:p>
          </table:table-cell>
          <table:table-cell table:style-name="Table2.A1" office:value-type="string">
            <text:p text:style-name="Table_20_Contents">99.9% uptime via scalable backend architecture</text:p>
          </table:table-cell>
        </table:table-row>
        <table:table-row table:style-name="Table2.5">
          <table:table-cell table:style-name="Table2.A1" office:value-type="string">
            <text:p text:style-name="Table_20_Contents"><text:span text:style-name="Strong_20_Emphasis">Usability</text:span></text:p>
          </table:table-cell>
          <table:table-cell table:style-name="Table2.A1" office:value-type="string">
            <text:p text:style-name="Table_20_Contents">Responsive UI for both mobile and desktop</text:p>
          </table:table-cell>
        </table:table-row>
        <table:table-row table:style-name="Table2.6">
          <table:table-cell table:style-name="Table2.A1" office:value-type="string">
            <text:p text:style-name="Table_20_Contents"><text:span text:style-name="Strong_20_Emphasis">Maintainability</text:span></text:p>
          </table:table-cell>
          <table:table-cell table:style-name="Table2.A1" office:value-type="string">
            <text:p text:style-name="Table_20_Contents">Modular architecture using Next.js + component design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1:21:15.839000000</meta:creation-date>
    <dc:date>2025-04-16T12:52:36.136000000</dc:date>
    <meta:editing-duration>PT1H14M40S</meta:editing-duration>
    <meta:editing-cycles>3</meta:editing-cycles>
    <meta:generator>LibreOffice/24.2.5.2$Windows_X86_64 LibreOffice_project/bffef4ea93e59bebbeaf7f431bb02b1a39ee8a59</meta:generator>
    <meta:document-statistic meta:table-count="2" meta:image-count="0" meta:object-count="0" meta:page-count="3" meta:paragraph-count="76" meta:word-count="463" meta:character-count="3232" meta:non-whitespace-character-count="2882"/>
  </office:meta>
</office:document-meta>
</file>